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8f7d7" officeooo:paragraph-rsid="0008f7d7"/>
    </style:style>
    <style:style style:name="P2" style:family="paragraph" style:parent-style-name="Text_20_body">
      <style:text-properties officeooo:paragraph-rsid="0008f7d7"/>
    </style:style>
    <style:style style:name="P3" style:family="paragraph" style:parent-style-name="Text_20_body">
      <style:text-properties officeooo:rsid="00093686" officeooo:paragraph-rsid="00093686"/>
    </style:style>
    <style:style style:name="P4" style:family="paragraph" style:parent-style-name="Text_20_body">
      <style:text-properties officeooo:rsid="000a2544" officeooo:paragraph-rsid="000a2544"/>
    </style:style>
    <style:style style:name="P5" style:family="paragraph" style:parent-style-name="Text_20_body">
      <style:text-properties officeooo:rsid="000ad1b2" officeooo:paragraph-rsid="000ad1b2"/>
    </style:style>
    <style:style style:name="P6" style:family="paragraph" style:parent-style-name="Text_20_body">
      <style:text-properties officeooo:paragraph-rsid="000c117e"/>
    </style:style>
    <style:style style:name="P7" style:family="paragraph" style:parent-style-name="Text_20_body">
      <style:text-properties officeooo:rsid="000db641" officeooo:paragraph-rsid="000db641"/>
    </style:style>
    <style:style style:name="P8" style:family="paragraph" style:parent-style-name="Text_20_body">
      <style:text-properties officeooo:paragraph-rsid="000db641"/>
    </style:style>
    <style:style style:name="P9" style:family="paragraph" style:parent-style-name="Text_20_body">
      <style:text-properties officeooo:rsid="000f5781" officeooo:paragraph-rsid="000f5781"/>
    </style:style>
    <style:style style:name="P10" style:family="paragraph" style:parent-style-name="Text_20_body">
      <style:text-properties officeooo:rsid="0010f125" officeooo:paragraph-rsid="0010f125"/>
    </style:style>
    <style:style style:name="P11" style:family="paragraph" style:parent-style-name="Title">
      <style:text-properties officeooo:rsid="0008f7d7" officeooo:paragraph-rsid="0008f7d7"/>
    </style:style>
    <style:style style:name="P12" style:family="paragraph" style:parent-style-name="Text_20_body">
      <style:text-properties officeooo:rsid="000c117e" officeooo:paragraph-rsid="000c117e"/>
    </style:style>
    <style:style style:name="P13" style:family="paragraph" style:parent-style-name="Text_20_body">
      <style:text-properties officeooo:rsid="000db641" officeooo:paragraph-rsid="000db641"/>
    </style:style>
    <style:style style:name="P14" style:family="paragraph" style:parent-style-name="Text_20_body">
      <style:text-properties officeooo:rsid="0010f125" officeooo:paragraph-rsid="0011b3fa"/>
    </style:style>
    <style:style style:name="P15" style:family="paragraph" style:parent-style-name="Text_20_body">
      <style:text-properties officeooo:paragraph-rsid="00137c6b"/>
    </style:style>
    <style:style style:name="P16" style:family="paragraph" style:parent-style-name="Text_20_body">
      <style:text-properties officeooo:paragraph-rsid="0013f5f5"/>
    </style:style>
    <style:style style:name="P17" style:family="paragraph" style:parent-style-name="Text_20_body">
      <style:text-properties officeooo:rsid="00140be8" officeooo:paragraph-rsid="00140be8"/>
    </style:style>
    <style:style style:name="P18" style:family="paragraph" style:parent-style-name="Text_20_body">
      <style:text-properties officeooo:paragraph-rsid="00140be8"/>
    </style:style>
    <style:style style:name="P19" style:family="paragraph" style:parent-style-name="Text_20_body">
      <style:text-properties officeooo:rsid="0015135a" officeooo:paragraph-rsid="0015135a"/>
    </style:style>
    <style:style style:name="T1" style:family="text">
      <style:text-properties officeooo:rsid="0008f7d7"/>
    </style:style>
    <style:style style:name="T2" style:family="text">
      <style:text-properties officeooo:rsid="00093686"/>
    </style:style>
    <style:style style:name="T3" style:family="text">
      <style:text-properties officeooo:rsid="000a2544"/>
    </style:style>
    <style:style style:name="T4" style:family="text">
      <style:text-properties officeooo:rsid="000c117e"/>
    </style:style>
    <style:style style:name="T5" style:family="text">
      <style:text-properties officeooo:rsid="000c65ee"/>
    </style:style>
    <style:style style:name="T6" style:family="text">
      <style:text-properties officeooo:rsid="000db641"/>
    </style:style>
    <style:style style:name="T7" style:family="text">
      <style:text-properties officeooo:rsid="000f5781"/>
    </style:style>
    <style:style style:name="T8" style:family="text">
      <style:text-properties officeooo:rsid="0011b3fa"/>
    </style:style>
    <style:style style:name="T9" style:family="text">
      <style:text-properties officeooo:rsid="00137c6b"/>
    </style:style>
    <style:style style:name="T10" style:family="text">
      <style:text-properties officeooo:rsid="0010f125"/>
    </style:style>
    <style:style style:name="T11" style:family="text">
      <style:text-properties officeooo:rsid="0013f5f5"/>
    </style:style>
    <style:style style:name="T12" style:family="text">
      <style:text-properties officeooo:rsid="00140b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React Native e Swift</text:p>
      <text:p text:style-name="P1"><text:s/>React Native </text:p>
      <text:p text:style-name="P2"><text:span text:style-name="T1">Mappa i componenti JS </text:span><text:span text:style-name="T2">con i componenti nativi, così si usa React per scrivere l’interfaccia grafica.</text:span></text:p>
      <text:p text:style-name="P3">Basato sull’idea di componente: un oggetto con uno stato e delle proprietà.</text:p>
      <text:p text:style-name="Text_20_body">A differenza di altri framework non si basa su una web-view <text:span text:style-name="T3">(che introduce latenza)</text:span>, ma chiede direttamente al sistema operativo di disegnare. Si bas aquindi su un metodo chiamato Virtual-DOM (document object model), che genera un albero dei contenuti da renderi<text:span text:style-name="T2">zzare. Quando aggiungo un componente lo aggiunge al dom e lo renderizza (non rirenderizza tutto).</text:span></text:p>
      <text:p text:style-name="P3">Quando si compila il codice vengono creati 2 pacchetti, uno android uno IOS (come flutter). <text:span text:style-name="T3">Il codice è scritto in JS + CSS</text:span></text:p>
      <text:p text:style-name="P4">PRO : comunità molto attiva, molti componenti open source</text:p>
      <text:p text:style-name="P4"/>
      <text:p text:style-name="P5">Swift</text:p>
      <text:p text:style-name="P12">Dichiarazione di tipo non obbligata, come in kotlin il tipo optional si indica con Type?</text:p>
      <text:p text:style-name="P6"/>
      <text:p text:style-name="P5"><text:span text:style-name="T4">Java soffre di memory leak </text:span><text:span text:style-name="T5">(posso ad esmpio modificare variabili private di una classe se ne ho la reference)</text:span><text:span text:style-name="T4">, un po’ anche Kotlin ( </text:span><text:span text:style-name="T5">SI è provato a risolvere con le Data Classes, classi apposta</text:span><text:span text:style-name="T4">). In swift </text:span><text:span text:style-name="T5">si introduce un costrutto chiamato Struttura, che possono implementare dei “protocolli” (interfacce in java) per fornire alcune funzionalità, adatte a mantenere al loro interno dei dati.<text:line-break/>Risolvono il problema dei memory leak perché vengono sempre passate per valore, mai per riferimento. var newStruct = struct; copia </text:span><text:span text:style-name="T6">la struttura struct, non passa il riferimento.</text:span></text:p>
      <text:p text:style-name="P7">Stringhe, array, set e dizionari sono implementati tramite strutture</text:p>
      <text:p text:style-name="P7">Automatic Reference Counting (ARC)</text:p>
      <text:p text:style-name="P7">Java e kotlin usano il Garbage collector: si parte dallo stack, si guardano i riferimenti all’heap. Tutto quello che si può raggiungere dai riferimenti sullo stack si tiene, il resto non serve più e lo si sovrascrive.<text:line-break/>Ha dei problemi: 1 è lento (deve leggere tutto lo stack) 2 è facile creare memory leak, oggetti che non servono ma che rimangono nello heap. Potrebbero essere deallocato ma il GC non lo sa.</text:p>
      <text:p text:style-name="P8"><text:span text:style-name="T6">Kotlin funziona in maniera diversa, considerando che le app sono “gerarchiche” se il “contenitore” padre sparisce posso sicuramente deallocare tutti i contenitori figli.<text:line-break/>Alcune referenze possono essere indicate come weak. Una referenza “weak” indica un oggetto che <text:s/>quando non più in uso può essere deallocato, automaticamente settando a null tutte le variabili che si riferivano ad esso. </text:span><text:span text:style-name="T7">Di default le reference sono strong. Come capisco se un oggetto che voglio deallocare è puntato solo da variabili weak? All’interno di ogni oggetto ho un contatore, l’ARC, che mantiene il conto di quanti riferimenti strong ci sono all’oggetto ed ho un riferimento a tutte le variabili weak che puntano all’oggetto. Quando ARC = 0 l’oggetto viene deallocato e tutte le variabili weak che lo puntano sono poste a null.</text:span></text:p>
      <text:p text:style-name="P9"><text:soft-page-break/>Per riagganciarci al discorso gerarchico: da padre a figlio è strong reference, viceversa è weak reference.</text:p>
      <text:p text:style-name="P9">Grand Central Dispatch (GCD)</text:p>
      <text:p text:style-name="P10">Gestione della concorrenza, code di default che automagicamente gestiscono al meglio i thread assegnati alle code.<text:line-break/>Identico alle Corutines in Android.</text:p>
      <text:p text:style-name="P10">Inizializzazione</text:p>
      <text:p text:style-name="P15"><text:span text:style-name="T10">In java </text:span><text:span text:style-name="T8">molti errori sono dovuti ad una scorretta inizializzazione, il codice del costruttore potrebbe accedere a campi non inizializzati, cio è dovuto all’ereditarietà dei costruttori.<text:line-break/>Kotlin “risolve” separando l’inizializzazione dalla “costruzione”, il costruttore non contiene alcun codice, l’inizializzatore (keyword init) invece sì. <text:line-break/>Swift in fase di inizializzazione </text:span><text:span text:style-name="T9">controlla che sia impostato</text:span><text:span text:style-name="T8"> un valore iniziale ad ogni proprietà stored (</text:span><text:span text:style-name="T9">se così non è o si arrabbia o imposta un valore di default se il tipo è “di base”, int v</text:span><text:span text:style-name="T11">iene</text:span><text:span text:style-name="T9"> settato a 0 di default</text:span><text:span text:style-name="T8">) </text:span><text:span text:style-name="T9">S</text:span><text:span text:style-name="T8">e non meglio specificato gli Option</text:span><text:span text:style-name="T9">al</text:span><text:span text:style-name="T8"> sono nil.<text:line-break/></text:span><text:span text:style-name="T9">Oltretutto in init il programmatore può scrivere altro codice</text:span><text:span text:style-name="T8"> in modo che l’istanza sia pronta da usare.</text:span></text:p>
      <text:p text:style-name="P16"><text:span text:style-name="T11">Un inizializzatore può richiamarne un altro, ma quando un programmatore scrive un inizializzatore non può riferirsi a quello di default (a differenza di java), quello di default sparisce.<text:line-break/>Ci sono 2 tipi di inizializzatori di classe, designati e di convenienza. Di default una classe non eredita l’inizializzatore della super classe. Un inizializzatore designato inizializza tutte le proprietà della classe (anche le ereditate, </text:span><text:span text:style-name="T12">posso modificarle ma le DEVO inizializzare prima richiamando l’inizializzatore della superclasse</text:span><text:span text:style-name="T11">).<text:line-break/></text:span><text:span text:style-name="T12">Inceve i convinience sono inizializzatori “patternizzati” che richiamano i designati.</text:span></text:p>
      <text:p text:style-name="P18"><text:span text:style-name="T12">Il compilatore effettua 3 controlli:<text:line-break/>1 </text:span>Un inizializzatore designato deve richiamare un inizializzatore della sua superclasse immediata.</text:p>
      <text:p text:style-name="P18"><text:s/><text:span text:style-name="T12">2 </text:span>Un inizializzatore convenience deve chiamare un'altro inizializzatore della stessa classe </text:p>
      <text:p text:style-name="P18"><text:span text:style-name="T12">3 Alla fine di una catena di chiamate ad inizializzatori convinience ci deve essere un designato</text:span></text:p>
      <text:p text:style-name="P17">Tutto ciò serve a garantire che non si provi mai ad accedere a delle variabili che non sono state inizializzate</text:p>
      <text:p text:style-name="P19">come in java la keyword required prima di un metodo (in questo caso un inizializzatore) indica che il metodo deve essere implementato nelle sottoclassi. A differenza di Java per fare override non s usa @overrride. Si scrive di nuovo required prima dell’inizializzatore che si sta “riscrivendo”.</text:p>
      <text:p text:style-name="P14"><text:span text:style-name="T8">Ogni classe ha in automatico un deinizializzatore (keyword deinit) </text:span><text:span text:style-name="T9">di cui il programmatore può fare override.Deinit viene chiamato in fase di deallocazione</text:span><text:span text:style-name="T8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1T11:41:48.685152080</meta:creation-date>
    <dc:date>2022-09-02T11:20:44.961214836</dc:date>
    <meta:editing-duration>PT1H8M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26" meta:word-count="806" meta:character-count="5238" meta:non-whitespace-character-count="4451"/>
  </office:meta>
</office:document-meta>
</file>